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933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<text:s/>i would like to say that i am quite satisfied with the product as of now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MOST AWESOME phone you can get in this price range!!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Overall great experience..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Dont even think twice to buy this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mazing phone at affordable pric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was looking to buy new phone for my wife and this is the best thing I did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Excellent phone, Super fast and good screen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Super good phone for a super cheap pric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ts more worth for money spent on i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his Phone is Simply Awesom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Best book in the series and worth buying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ne of the most humorous and hilarious books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mpressive product quality and fast delivery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love it! this book is amazing, the story, and the way it unfolds makes it a must read!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Wow I have never came across such beautiful product of Samsung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his product is awesome compare to all the samsung handset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his Mobile looks awesom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guys this is the best phone till date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is one of the best phone that I have used till date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his certainly has what it takes to be the king of smartphones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his is an amazing phone with tons of features loaded in i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ts the best smartphone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t's too good. And i got it for an amazing pric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his is a great phon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bsolutely a FANTASTIC mobile.. No regrets.. Go for it! you will enjoy.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WAS USING THIS MOBILE FOR 1 WEEK ITS VERY GOOD.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ts the best phone in terms of quality and quantity I have ever encountered so far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am happy with my purchas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ice Shoe.. I got exact shoe.. Looking very nice.. I suggest to anyon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otally cool shoe. looks good and feels comfortable too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Best pair of shoes so far, delivery as expected on time, great shoes, comfortable, design is good, looks very trendy and can go will most of the outfits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's comfortable in wearing , light weight and it's value for the money you are paying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have only one thing to say, this is absolutely fantastic product. The comfort levels on this is awesome.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Excellent product from Lee Coopers, very comfortable, quality and finish is impeccable, highly recommended produc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en Drive is very good in this budget, it works faster and no any problem yet, delivery was very fast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roduct is so good and super Easy to use and very use ful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Packaging is very good quality of the product is good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Speed is good Its worth the pric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can definitely say that it is one of the best electronic product where you get style along with very good performance and that also on a very affordable pric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roduct itself is big value for money with great brand name as HP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Build quality is good. The pen drive is fairly small and light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Seriously, its a awesome pendrive in such a low and Unbelievable pric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product gives amazing performance, it gives more than what is mentioned in description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f you need one, just click to BUY, no second thoughts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Lots of SSSss... for this drive: Solid, Smart, Sturdy, Sleek, Small, and Superb. Definitely recommendable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way it looks, feels in hands, I am just impressed, very impressed.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od product Excellent product . very nice and smoothness, Worth of money thanks to flipkart ontime delivery.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reat product. Superb connectivity. Value for money. Get it!!!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thy product. can be used for computers as well as cell phone. no problems faced . easy to operate , easy to carry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pendive is good for everyday use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is a real value for money.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f you are looking for a quality pen drive then this is the thing which you should buy!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is a evergreen pendrive.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sleek and stylish design.Appears very smaller than in picture.Very cute in design according to girls.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recommend you to buy this pen drive because it is small, strong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product seems to be promising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Quite satisfied!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would like to say that the device looks nice and has a simple but still elegant design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good buy for the money...works very well...does the important bits rather well.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rice is just below all the competitive brands, nice build quality.. Matte finish.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am very much satisfied with this pendriv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Build quality of the product is excellent.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design of the product is also cool, premium look.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will recommend this product. The cap design of the pen-drive is also worth mentioning.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one is the best pen drives i ever had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is really an awesome pendrive to have. Good build quality too. Looks standard. not too small or big. Really love its speed.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th the price.Cheap and best.Good looking,go for white.I have chosen this especially for its brandname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software is good and it is amazing.....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Over all its nice to use this pendrive.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ice to have something thats is low priced and good quality. seen most of the pendrives with the same price and they do not have the same quality.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Excellent product and customer service, it was well packed and delivered, super, very good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alue for money.I really liked it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would highly recommend you to buy this product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th buying it. It really stores huge memory that you require for the data transfer.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Stopped working suddenly...Saved files are lost and I am in trouble now..Not reliable at all..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pen drive gives you the value for money, slylish design , easy to carry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design is very good. Its small and compact. Its also strong and sturdy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is cost worthy!! A lot handy to us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s a good pendrive with a large capacity than i expected. Recommended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will be the best money you have ever spent on a product if you go ahead and buy it.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Don't think twice. Go ahead and buy it.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's easy to use. great battery life.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is simply amazing. All purpose.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One of the fastest pen drives at this price. Go grab it if u love speed !!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w..Look was awesome Speed was superb and a tiny size .. wow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you can happily buy this product i am using it for 4 to 5 months approx and i didnt have any problem with it.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would prefer this product and worth your money .. go for it .. have been using this for more than 2 months now.. no problem device...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Outdoor and indoor image quality even with low light is pretty amazing.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My first DSLR, this camera is excellent, lightweight enough and powerful.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 ahead without hesitation, it'll amaze you, believe me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loved it! I am using it! Its great, gives me a control over my shots and the results are excellent!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Great product and good price, would recommend all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ts very useful... working brilliantly!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erfect back up device, very reliable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t is really a fine product and works good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worth the money we pay for i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Love Flipkart for the best and genuine product.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iny cute model.. very easy to carry.. Good build quality.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bought this a week before and I am fully satisfied with this product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t's a super product, too much efficient and very fast &amp; furious work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'm really satisfied by the product's fabulous work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he best part of the phone is value for money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Excellent product: great speed, usable across OS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High speed and performance Build quality too good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For the price it's awesome.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erfomance is really nice and almost good in build quality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Good product, hits all the markers, great product, protective design, well built, handy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Excellent product: great speed, usable across OS.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was so impressed with the performance of this drive that I have bought a second one and am thinking of buying one or two more to gift to my friends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've been using this for a week now. So far works grea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Excellent laptop!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A Beautiful Machine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dream machine that is very attractively priced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is a sturdy study lamp, which excels at all the jobs that it is supposed to do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is the best table lamp I have ever used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Superb build quality, bright light and adjustable arm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's aesthetically designed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's not only a very useful table lamp for regular working but is also a very convenient bed side lamp for reading purposes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Loved this produc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love this table lamp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study lamp is good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brightness is awesome and I'd recommend this study lamp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study lamp is the best one I have come across so far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product is worth its expensive pric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reat product with a pretty good finish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am very much satisfied with this product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quality of product is very good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od for office and home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am quite satisfied with this produc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od quality produc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good produc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Simply the bes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reat quality of this lamp and it works well and as described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awesome product by philips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ell the product is reallly awesom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s worth the money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od quality produc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Excellent product at this pric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acking quality is very good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Absolutely Satisfied with the desk light.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am very happy with this produc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product is the best when you compare it with the price and brand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packing was exceptionally good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quality of the light is really pleasant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built quality is good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working perfectly fin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Looks great, elegant and safe for kids to handl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Excellent table lamp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Affordable and durable than other products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ell its an awesome produc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th for the pric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useful buy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Really a good produc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is an excellent products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A fabulous product at an affordable pric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Awesome Lamp that now i can study calmly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s good quality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everything is perfec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ice produc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Superior quality as advertised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is probably the best out there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highly recommend this produc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stylish and awsom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roduct quality is excellen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am very happy with the produc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good quality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Looks very decen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n that price that was a awesome produc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is more beautiful and has better quality than what u feel from the product photo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is the one of the best laptop bag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quality of the bag is really good,soft and comfortabl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Overall Packaging and quality of bag is good as expected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product is of very good quality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s a complete value for money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od quality product with low price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Looks very stylish and dashing !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Quality is flawless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Best product at good price !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liked this bag and satisfied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quality of this bag is good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quality of the bag is awesom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satisfied with product, price,quality &amp; delivery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s a very good quality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s simply unique and worthy produc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Absolutely amazing built quality at unbelievable price!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od quality bag and I will recommend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product quality is excellent and the very reasonable pric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bag is a total worth for money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ice quality product at this price rang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roduct material and quality is very good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materials used and the finishing of the product is excellen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uld recommend the product without any hesitation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quality of the bag is also awesome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is highly recommended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reat quality and design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is a genuine produc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product is very comfortabl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quality of bag is good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am happy for ur product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Super quality product at a super pric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quality of materials used is good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Full value for money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Highly recommended for office goers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A good quality product for those who looking in a budget price range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build quality is good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Best bag at this pric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Quality of bag is amazing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s really a good produc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quality is really good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s impressive for the pric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Satisfied by product. 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so happy with this produc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Excellent product at great pric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reat quality for this price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's is value for money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's the best in this price rang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is is very good and nic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is nice quality produc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nice and decent looking bag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Affordable price and good quality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am fully satisfied with the produc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is good quality wise and it worth buying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Quality is good and Fits perfectly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Awesome quality and unbelievable pric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loved it and a great value for money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quality is better than expected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Elegant looking produc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alue product at best price!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am totally satisfied with this 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ice and good quality bag got at lower cost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Excellent product in this range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good quality and worth the price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is very comfortable to use and good looking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Excellent product in such a low price and amazing quality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od quality, nice design and spacious.</text:p>
          </table:table-cell>
          <table:table-cell table:style-name="ce2"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phone is perfect for those who are looking for budget phone with brand tag, Stock android feel, decent screen size, daily normal usage, value for money. 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Design and build quality is superb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Light wt, awesome screen clarity, serves the purpose, sound is awesome, looks pretty, battery is good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2" office:value-type="string" calcext:value-type="string">
            <text:p>First Moto E 's look best, nice display &amp; fast touch sensitivity, its heavy but easily handling, camera application is new, headphone &amp; sound quality is excellent, battery is good 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hone works and performs buttery smooth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Best phone I never seen. All the function are good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's a decent looking powerbank and serves the purpose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certainly recommend this product to all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s a nice powerbank with good quality, I liked it, one can have it !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Looks elegant and has a very handy size. 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Laptop is perfect is working extremely smooth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Overall its a very good convertible and an excellent buy for the price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Sufficient space for storage compared to other laptops of same size. 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Amazing video audio experience. 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sleek and stylish design. very very light weight, most important tough screen with flexibility,highly portable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machine is awesome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reat resolution and performance.,Battery backup is too good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best performance, best finishing, best battery back--up. light weight. you can go for it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Overall getup is very attractive and the price is also very low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ice product, you can purchase it. no issues in speed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Quick and easy. Easy to carry all around. One of the most practical design i have come across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Handy &amp; very low prize with best quality, Portable, High capacity, Reliable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Light in weight and speed of transfer is fast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od performance and very cheap you go for this man what you waiting for?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Decent Camera with easy handling &amp; Good product, Battery life and pic clarity are nice. 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is a great camera by all standards!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nice camera. very good battery life and very good picture clarity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ow this camera is awsome,easy to understand easy to control and great image quality I brought this for the best pric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is a perfect camera for the beginner photo enthusiast. 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trail light photography is really amazing.. and moreover it is just addictive.... i like photography and i love canon..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is far more from my expectations. I totally loved it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od battery life and great images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reat picture quality superb cam and reasonable price.t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is a nice product and best in all of its quality..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s a good deal in budget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Overall its a good package at this price tag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od product, will suggest others to buy it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od display, value for money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king flawlessly,happy with that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n my opinion u can blindly go for that ..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od clarity and performance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s price is very reasonable, Its quality is good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has all the latest features and it's a smart one. 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overall good product, its only few days but didn't have any problem so far. 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Excellent Product. 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Overall Perfect Product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reat resolution. 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Quick and Good Delivery,Working fine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A Decent product and perfect delivery. 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od product... I recommend to my friends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roduct is perfect,no defects are observed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IS VERY GOOD AND ATTRACTIVE PRODUCT. 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's very good condition, company, cheap and best brand and very good services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od looking and also good resolution and graphics. 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od product,best service ,very good packing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ice product and easy to install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All Good.. Looks nice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 Issues in the Product Support of Dell was excellent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MENU buttons are also very well placed and easy to operate..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Less price and high output.!!!!!!!!!!!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od one screen size too good ,large view areas adjustible veiw angle nice to watch movies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erfect. It doesn't get any better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Super deal such a good product for cheap prize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Real good product and quality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Build quality and Picture quality is excellent,buy without hesitation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is very good product no compromise in this price range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would buy this product again and again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reasonable rate..good product..im using it for 6 months ..everything in good condition .good picture quality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best look.. easy to setup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excellent clarity and ease of use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product is good, packing is good, delivered in the correct time, satisfied with the product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easy to install,easy to use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ice product and nice price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easy to connect n play. Good product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happy with the product. 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Excellent service and product as ordered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MONITOR IS WORKING SATISFACTORILY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Loved the display. Just the size I wanted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easy to install good performance,low power consumption it is very good monitor value for money this cost no loss for customer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king fine and upto my satisfaction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Actually its a good stuff in lower price from the retailers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s clear and crisp, easy to install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Don't doubt it buy it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Really Cheap and good Quality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nice excellent product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ice product, i would suggest all to buy this monitor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is my first laser print, and till date my experience is great. 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print quality is great, as well as the print speed is also very good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As it is a branded product so not to worry about it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king perfectly , no issues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is simple and handy printer. accurate colours. can say value for money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erformance was up to the mark. No issues. I certainly recommend this product to all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Must buy product 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nice and convenient 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reat Product, Fully Satisfied , I also recommend my all friends to buy it. 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Good product excellent service excellent shopping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Beautifully crafted product...smooth nice finish.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's just awesome.......It is beneficial for me 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king smoothly..worth buying it.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od performance light weight and small in size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looks great , works fine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od...good....good...this product is so good.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od quality and looks, worth the price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product is good and meets my requirements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Must buy. Nothing cheaper and better than this. 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quick delivery, nice product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's a very decent product and worth the price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roduct quality is good. If you are looking for a monitor I totally recommend you this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od picture quality, with beautiful design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really love this one. Its picture quality was amazing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reat satisfaction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ice one, enjoy it right now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od deal and I would recommend this product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best monitor in best prize...great design......enjoying....fulfilled all needs........... not like typical monitors...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 hesitation for this product to buy from the seller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od display quality and light weight,At this price it is the best one to have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is a good product, and very useful. 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RODUCT IS GOOD, EFFECTIVE,ATTRACTIVE APPEARANCE,STURDY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ERFORMANCE SO FAR GOOD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hen I bought it and used, it was an awesome experience for me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w!! What a product!!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nice product and value for money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suggest, customers to buy this product without any second thought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extremely satisfied and happy with product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Believe me buy this product without thinking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erfect with safe delivery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Awesome! Worth every penny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refrigerator is awesome, cooling is good n power effective too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ice product, super functioning, enough space... please go for this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alue for money spacious and its other features very attractive makes it unique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recommend this because its value for money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roduct is good . we are satisied with the product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Received in Good Condition and Works well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one word its awesome..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od product and timely delivery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s more than i expected ,nice product i am not facing any problem with this product 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happy with the product . Recommended one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od service, good deals and reasonable price. </text:p>
          </table:table-cell>
          <table:table-cell office:value-type="string" calcext:value-type="string">
            <text:p>Positive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ever buy i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EVER BUY THIS MODEL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color resolution is not good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eeds That Special Something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too happy with the produc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Don't Buy product,its hopeless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ST PRODUCT I HAVE USED IN THIS CATEGORY..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 good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Big concern with maintainance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product found damaged and i have to spend extra money to make it working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speed was not competent enough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Speed is not up to the mark as per Standards it's quite low than tha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Disappointing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Dissatisfied about the produc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Average, Ordinar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Bad Pen Drive with Slow Speed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product is not at all good. I would suggest one not to take this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n-reliable and waste of mone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purchased it and was a bad investment so guys don't go for this one chose another produc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So so bad product ....very bad performance ..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lease don't buy this produc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Unreliable and very poor produc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worth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st pendrive ever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that much satisfied,can't expect performance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Buying this product is like wastage of money and time 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poor data transfer speed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se in performance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Expected the product to be a high performance one,but not at all satisfied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uys dont go on the look of this product , i have this product with me .just purchased before a couple of months and now it's not working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Good for nothing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stopped working within 3 days ...very bad produc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working speed is very slow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s not working not so effectivel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is heating now and not working at all...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am not at all satisfied, major disappointments 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expensive and not of that good qualit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oo costly compared to other brands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's an ok ok air Conditioner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hing grea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working as expected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can use this but i m not satisfied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working..moreover product was like it has been used before and sold out again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overheats than expected for some setting and burns cloths, Not good at all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could have been a bit more professional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Heavily damaged produc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happy with suppl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backing very poor, item is old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otally faulty products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BAD DAMAGED PRODUC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ashing machine drain not working properl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athetic and useless produc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is uselsss, do not waste your money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much useful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that great,Cannot be used for regular use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poor quality and pathetic performance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good looking, takes lot of time and electricity 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recommended, doesn't have much capacity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built quality is very poor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burn out in a month of usage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roduct is useless wastage of money air flow is too slow and air is not hot as we can expect from dryer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uld not recommend to buy this product as it is not much of use and not effective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doesnt look like a quality product and size is really small..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is a horrible product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hair dryer is use less ans stopped working on the first use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was okay. Not as expected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product is not good at all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has got low capacity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didn't reach my expectations...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Made of cheap plastic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Dont buy it you will be in a loss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s vry worst product.... Quality of the material is vry bad.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was burned nd waste of money...thy didnt exchange the product also..i sent mail but there was no response...So Dont buy tis product..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was useless and hardly after 2 to 3 usage it is not working ... It is not worthy 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is unable to take load and we cant even operate it for more than 01 min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less wire with low quality material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f u want to save yourself from major accident never ever buy this product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ever ever use this produc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ked only for1 day very bad experience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thought that it will be a good product but it is no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caught on fire when i used it the first time..Rated below grade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after some use of this product it is not working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product is not at all good. I would not suggest my friends to buy this produc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Using it for a while. performance is average and a bit noisy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working properly. not recommendable for others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Highly not recommended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hing great about the product . Very basic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Battery backup is poor, speaker not too loud, installed apps are not of great use, quite heavy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Camera was not satisfactory also the battery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too durable needs more frequent charging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Dont buy these mobile better u buy Apple and ea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ouch screen is fizzy and many a times goes undetected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some time very slow performance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st product from Dell very heavy heats up very fast the 2in1 function is useless bad bu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oor quality product!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keypad is jumping which shows a bad impression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am not satisfied with build up quality as It may break any time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Overall , u may buy only if u required for an extra storing space but fro relability its not suitable..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product is tiny it can be easily lost and the transfer speed is slow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Bottomline: Not recommended. Find some other brand that offers better transfer speeds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Memory is very low @ only 14.9 gb only Not satisfied also with the packing and delivery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quality not good ,,,,,data transfer slow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such a waste of mone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pendrive is not good becouse pendrive is not showing as a USB device so i am facing a problem to transfer the data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handy at all. Not an attractive design compared to the competitors. The speed is average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my sandisk pendrive cracked because of design faulty. waste of money or use it properly and carefully. its design is dangerous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Don't buy this product if you are looking for a good camera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phone battery back up not very good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really felt unsatisfied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iewing angle is very bad and picture quality is bad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Highly dissatisfied when i received the produc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icture quality is poor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athetic viewing angles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roduct not received as per specification.I am not able to use this produc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is a worst item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is a cheap imitation of Inventis which is really good product compared to this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st product, this product is useless wasted my money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Recieved defect product Usb connecter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's not a good produc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st product i ever bough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roduct is not good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Don't ever buy i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product is not working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st Produc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small and quality also not so good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at all satisfied with the qualit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oo bad,poor quality and small size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good as per expected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so good!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fan is not workin,waste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Overall bad bad and bad produc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st product cost of RS. 100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aste of money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bad produc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defected items provided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roduct was not good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very cheap quality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Bad choice and waste of mone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's worst produc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oor product qualit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quality is not good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bad, so Please don't buy i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bad product and not satisfied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Quality is not so good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good bekar bakvas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oo worst and fit for nothing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Extremely very bad products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'm quite disappointed with the finish of the produc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good and bad qualit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Low quality produc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st quality i ever bough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bad qualit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nferior material and thus bad produc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Bad shoes that is not comfortable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quality is not so good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comfortable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material is very bad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Cheap quality which tore in one month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so good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Safety pocket for laptop is very bad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roduct is not of good qualit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am really disappointed and regretting after ordering i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would never recommend this produc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is a waste of money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bought 2 pieces, both are useless and not of any worth, don't buy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product is pathetic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disappointing experience with Plantronics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very cheap audio qualit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Stopped working all of a sudden,pathetic!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product received was of a very poor quality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athetic sound quality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Crap product, stopped working within a week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extremely poor quality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is the woest produc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Quite a waste produc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lease do no waste your money on this one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Really third class produc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Bad impression for amazon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damaged item delivered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Bad item, don't buy i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oor quality , poor design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worth buying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A totally waste item!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product is damaged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defective product not at all working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Such a boring produc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oor quality and not at all user friendl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st video recording ever experienced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worst produc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working properl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st product please don't waste ur mone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lease guys never buy this pen atleast from this seller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astage of money with worst quality and pictures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Don't buy and don't waste the mone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Do not buy this product its complete waste of mone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st product and so, don't buy i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Cheap quality produc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aste of my money as it is local produc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poor gadge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worth for the mone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’s a very bad produc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st product which it is not working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is useless produc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useful and waste of money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s scrap material company is selling to customers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is a loss for my mone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s waste and I m suffering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disappointed with produc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ser than expected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st tablet in the whole world I would suggest don't buy i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rd class doesn't meet with my expectation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tab is defective and not working properly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aste of money and time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st product and I lost my mone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did not like it very much not working properly after 3 months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purchased 2 months back,but is now not working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oor performance and quality not good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slow not good to go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happy with the table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st thing of my life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low display Quality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Display is very poor and battery draining very fas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old product and feel like terribly cheated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Have wasted my mone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Tab is a scrap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Utter waste tablet i have ever used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Better don't make tablets than making such a worst produc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Battery backup is very poo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item is not good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didn't expected such an awful item from amazon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Very poor video and camara qualit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One of the worst products I have ever used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Bad product so don't bu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st product and complete waste of money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Worst product from dell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s like a child's toy, completely useless stuff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received the item and its not working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A real waste of mone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roduct is not good and not suitable as study or table lamp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t is very heated while using camera and browse something.don't buy i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have to complain about the loss in faith I have had in this company I once trusted, considered reliable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e shoe is not appropriate appearance hence this product is not suitable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shoe has been a major cause of embarrassment to me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have bought this pendrive and its the slowest pen drive i have seen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ever buy this produc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has stopped working after copying and transferring data to my laptop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one of the waste products.My pendrive had not lasted for atleast two months.poor qualit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Product is average I am not satisfied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recommend you guys not to buy this product from this seller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pendrive became very hot during its usage.its writing and reading speed is very low....... its performance is very bad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t only looks good but performance is very bad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One of the worst brands you can bu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his is the worst Product I have ever seen in my life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have used this product and i seriously prefer it to me one the useless product in flipkart deliveries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satisfied with the quality of the produc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Not happy with the product won't recommend it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 would request you to look for other options before considering to buy this product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One should not go for i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ts camera is qualiity is not good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t turned out to be a nightmare for me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purchased this phone from sony store about a week ago. . and it has dissapointed me totally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his is very disappointing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Do not waste your money. This leaves by confidence on FLIPCART shaken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 months after the delivery...product not working....waiting for the replacement.....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Very Very Bad Choice ..... i am not going to suggest to any one... even my enem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Do not buy it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bought it many months earlier and I can assure you, its a failed, untrustworthy pen drive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lease don't buy i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ts performance is very bad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hink twice before you buy this one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have orderd this product and within a month it stopped working i feel its a waste of mone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his pen-drive is not good, this pendrive have connecting problem not connect properly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highly recommend please don't purchase i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BAD product and qualities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hey please don't buy any product of transcend product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Low quality product,not satisfied. waste of mone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ts a total waste if I look at its life span..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Will not recommend anyone to buy this product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his pendrive is not as good as it seems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personally won't suggest anyone to buy this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But I would recommend considering any other product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have used this product but i m not satisfied with this product..very bad speed of the pendrive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Highly Disappointed with the performance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erformance is not up to the mark if compared to others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think something is really wrong with transcend. i feel cheated by transcend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ne of the most terrible pendrives I have ever used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Bottom line: DO NOT BUY THIS PRODUCT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would say think twice before buying this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Dont buy any product of trancend, my pen drive is not working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Never gonna buy a transend again its not only because of product but also because of their service...!!!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ver all i can say that i am not happy with the service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'm not happy with the product package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bad bad bad product. failed in less than 1 month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am not satisfied with this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lease dont buy this one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am very dissapointed with it..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endrive is not upto the mark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Guys, what I feel is this is not so good pen drive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NOT WORTH FOR 1000 RS!!!!!! waste of money!!!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roduct is worse than what i expected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lease choose some other product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am not at all satisfied with this produc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TS BAD EXPERIENCE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never buy this.....it's too slow to do any task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Choose some other produc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Better not buy this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OOR PRODUCT FROM HP IT WILL GET HOT AFTER USING EVERY 10 MIN SO THINK BEFORE PURCHASING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fter 2 months of usage, it's not working .So don't buy i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his product is not reliable. It is not working properly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will not recomend to others to buy this product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Better go for another choice..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NOT SATISFIED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t will not be a good choice . its performance is just average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Don't buy this pendrive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dear friends..pls don't buy this pen drive ..this is my request..very bad product from hp..very slow and over heating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am not that happy with the product as the mentioned details do not match with the product i go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t is very slow.Takes a lot of time when copying movies etc.Avoid this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My recommendation would be not to go for this product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Feeling Spent money on bad decision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alking about the performance all I would say is that the phone has been grossly over hyped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he camera quality isn't that satisfactory. My previous BB Q10 with 8MP camera had more crisp and vibrant pics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would not recommend buying this phone at all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ts a very cheap product with premium boxing and premium display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have not seen a phone worser than this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t was a complete waste of my Money.. My several Friends wanted to buy it, I Showed them my Phone and they changed their Mind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Before Buying, I heard that the Camera quality is very good of OnePlus, but it completely disappointed me. The pictures taken are foggy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t is not work proper like face problem hanging heating and automatic switch off.so i advice to everybody please do not purchase this mobile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HIS IS THE WORST PRODUCT ON FLIPKART. i would rate in minus to flipkart for selling such a bad product. please don't try friends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am surprised that Lenovo is providing such poor quality products and flipkart backing them up.This mostly will be my last purchase from flipkart and lenovo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Display not appearing correct color. Phone looks very cheap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hone will get really heated up like anything Think before buying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Don't even dare to go for this product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am actually planning on selling this phone ASAP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f u are a heavy game lover then my humble request is not to buy this mobile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Very poor quality of this mobile hanging very much and bad camera quality and i have already returned it to flipkart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am regretting on my choice as lenovo fails in providing a good product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ccording to me, It is the worst product. And i don't want to create any problem for future with the same product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t is evident that the Smartphone performance is not that good. You might as well go for another phone in the same budget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Highly not recommended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Lesson learnt: Will never buy a lenovo mobile in future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Never buy this product....dead slow contact manager...heating issue....you will throw this phone to the wall after using it...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he worst product of lenovo, it is a failure model. It does not work properly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Faced worst experience ever. Flipkart selling technically defective piece. Heating up like microwave oven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won't refer anyone to buy this phone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very bad quality of sound and speaker do not buy if you are music lover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he worst phone i ever used in my life dont buy this phone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Not recommended at all.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thought may be the looks and build quality are bad but the performance might be great but i was disappointed in the performance also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would recommend everybody to never purchase this substandard, third class mobile. It will never pay the worth of your money.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Such a Wastage of money for me !!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 recommended to all people don't buy this phone because this is the worst phone I saw in my entire life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Better to buy some other piece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Deeply regretted after buying this product.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Worst quality phone in this cost. </text:p>
          </table:table-cell>
          <table:table-cell office:value-type="string" calcext:value-type="string">
            <text:p>Negative</text:p>
          </table:table-cell>
          <table:table-cell table:style-name="Default"/>
          <table:table-cell table:number-columns-repeated="1021"/>
        </table:table-row>
        <table:table-row table:style-name="ro1" table:number-rows-repeated="10478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21:02:02.799405385</meta:creation-date>
    <dc:date>2016-03-03T21:09:29.655161269</dc:date>
    <meta:editing-duration>PT7M8S</meta:editing-duration>
    <meta:editing-cycles>2</meta:editing-cycles>
    <meta:generator>LibreOffice/4.2.8.2$Linux_X86_64 LibreOffice_project/420m0$Build-2</meta:generator>
    <meta:document-statistic meta:table-count="1" meta:cell-count="1454" meta:object-count="0"/>
  </office:meta>
</office:document-meta>
</file>